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bottom="0cm" style:writing-mode="lr-tb"/>
    </style:style>
    <style:style style:name="T1_1" style:family="text"/>
    <style:style style:name="T1_2" style:family="text">
      <style:text-properties fo:color="#0000ff" style:text-underline-style="solid" style:text-underline-color="font-color"/>
    </style:style>
    <style:style style:name="T1_3" style:family="text"/>
    <style:style style:name="T1_4" style:family="text">
      <style:text-properties fo:color="#0000ff" style:text-underline-style="solid" style:text-underline-color="font-color"/>
    </style:style>
    <style:style style:name="T1_5" style:family="text"/>
    <style:style style:name="T1_6" style:family="text">
      <style:text-properties fo:color="#0000ff" style:text-underline-style="solid" style:text-underline-color="font-color"/>
    </style:style>
    <style:style style:name="T1_7" style:family="text"/>
    <style:style style:name="T1_8" style:family="text">
      <style:text-properties fo:color="#0000ff" style:text-underline-style="solid" style:text-underline-color="font-color"/>
    </style:style>
    <style:style style:name="T1_9" style:family="text"/>
    <style:style style:name="T1_10" style:family="text">
      <style:text-properties fo:color="#0000ff" style:text-underline-style="solid" style:text-underline-color="font-color"/>
    </style:style>
    <style:style style:name="T1_11" style:family="text"/>
    <style:style style:name="T1_12" style:family="text">
      <style:text-properties fo:color="#0000ff" style:text-underline-style="solid" style:text-underline-color="font-color"/>
    </style:style>
    <style:style style:name="T1_13" style:family="text"/>
    <style:style style:name="T1_14" style:family="text">
      <style:text-properties fo:color="#0000ff"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15%" fo:margin-bottom="0cm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center" fo:break-before="auto" fo:line-height="115%" fo:margin-bottom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text-align="center" fo:break-before="auto" fo:line-height="115%" fo:margin-bottom="0cm" style:writing-mode="lr-tb"/>
    </style:style>
    <style:style style:name="P5" style:family="paragraph" style:parent-style-name="Standard">
      <style:paragraph-properties fo:break-before="auto" fo:line-height="115%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P6" style:family="paragraph" style:parent-style-name="Standard">
      <style:paragraph-properties fo:break-before="auto" fo:line-height="115%" fo:margin-bottom="0cm" style:writing-mode="lr-tb"/>
    </style:style>
    <style:style style:name="P7" style:family="paragraph" style:parent-style-name="Standard">
      <style:paragraph-properties fo:break-before="auto" fo:line-height="115%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T7_247" style:family="text"/>
    <style:style style:name="T7_248" style:family="text"/>
    <style:style style:name="T7_249" style:family="text"/>
    <style:style style:name="T7_250" style:family="text"/>
    <style:style style:name="T7_251" style:family="text"/>
    <style:style style:name="T7_252" style:family="text"/>
    <style:style style:name="T7_253" style:family="text"/>
    <style:style style:name="T7_254" style:family="text"/>
    <style:style style:name="T7_255" style:family="text"/>
    <style:style style:name="T7_256" style:family="text"/>
    <style:style style:name="T7_257" style:family="text"/>
    <style:style style:name="T7_258" style:family="text"/>
    <style:style style:name="T7_259" style:family="text"/>
    <style:style style:name="T7_260" style:family="text"/>
    <style:style style:name="T7_261" style:family="text"/>
    <style:style style:name="T7_262" style:family="text"/>
    <style:style style:name="T7_263" style:family="text"/>
    <style:style style:name="T7_264" style:family="text"/>
    <style:style style:name="T7_265" style:family="text"/>
    <style:style style:name="T7_266" style:family="text"/>
    <style:style style:name="T7_267" style:family="text"/>
    <style:style style:name="T7_268" style:family="text"/>
    <style:style style:name="T7_269" style:family="text"/>
    <style:style style:name="T7_270" style:family="text"/>
    <style:style style:name="T7_271" style:family="text"/>
    <style:style style:name="T7_272" style:family="text"/>
    <style:style style:name="T7_273" style:family="text"/>
    <style:style style:name="T7_274" style:family="text"/>
    <style:style style:name="T7_275" style:family="text"/>
    <style:style style:name="T7_276" style:family="text"/>
    <style:style style:name="T7_277" style:family="text"/>
    <style:style style:name="T7_278" style:family="text"/>
    <style:style style:name="T7_279" style:family="text"/>
    <style:style style:name="T7_280" style:family="text"/>
    <style:style style:name="T7_281" style:family="text"/>
    <style:style style:name="T7_282" style:family="text"/>
    <style:style style:name="T7_283" style:family="text"/>
    <style:style style:name="T7_284" style:family="text"/>
    <style:style style:name="P8" style:family="paragraph" style:parent-style-name="Standard">
      <style:paragraph-properties fo:break-before="auto" fo:line-height="115%" fo:margin-bottom="0cm" style:writing-mode="lr-tb"/>
    </style:style>
    <style:style style:name="P9" style:family="paragraph" style:parent-style-name="Standard">
      <style:paragraph-properties fo:break-before="auto" fo:line-height="115%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P10" style:family="paragraph" style:parent-style-name="Standard">
      <style:paragraph-properties fo:break-before="auto" fo:line-height="115%" fo:margin-bottom="0cm" style:writing-mode="lr-tb"/>
    </style:style>
    <style:style style:name="P11" style:family="paragraph" style:parent-style-name="Standard">
      <style:paragraph-properties fo:break-before="auto" fo:line-height="115%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>
      <style:text-properties fo:color="#0000ff" style:text-underline-style="solid" style:text-underline-color="font-color"/>
    </style:style>
    <style:style style:name="T11_9" style:family="text"/>
    <style:style style:name="T11_10" style:family="text">
      <style:text-properties fo:color="#0000ff" style:text-underline-style="solid" style:text-underline-color="font-color"/>
    </style:style>
    <style:style style:name="T11_11" style:family="text"/>
    <style:style style:name="T11_12" style:family="text">
      <style:text-properties fo:color="#0000ff" style:text-underline-style="solid" style:text-underline-color="font-color"/>
    </style:style>
    <style:style style:name="T11_13" style:family="text"/>
    <style:style style:name="T11_14" style:family="text">
      <style:text-properties fo:color="#0000ff" style:text-underline-style="solid" style:text-underline-color="font-color"/>
    </style:style>
    <style:style style:name="T11_15" style:family="text"/>
    <style:style style:name="T11_16" style:family="text">
      <style:text-properties fo:color="#0000ff" style:text-underline-style="solid" style:text-underline-color="font-color"/>
    </style:style>
    <style:style style:name="T11_17" style:family="text"/>
    <style:style style:name="T11_18" style:family="text">
      <style:text-properties fo:color="#0000ff" style:text-underline-style="solid" style:text-underline-color="font-color"/>
    </style:style>
    <style:style style:name="T11_19" style:family="text"/>
    <style:style style:name="T11_20" style:family="text">
      <style:text-properties fo:color="#0000ff" style:text-underline-style="solid" style:text-underline-color="font-color"/>
    </style:style>
    <style:style style:name="T11_21" style:family="text"/>
    <style:style style:name="T11_22" style:family="text">
      <style:text-properties fo:color="#0000ff" style:text-underline-style="solid" style:text-underline-color="font-color"/>
    </style:style>
    <style:style style:name="T11_23" style:family="text"/>
    <style:style style:name="T11_24" style:family="text">
      <style:text-properties fo:color="#0000ff" style:text-underline-style="solid" style:text-underline-color="font-color"/>
    </style:style>
    <style:style style:name="T11_25" style:family="text"/>
    <style:style style:name="T11_26" style:family="text">
      <style:text-properties fo:color="#0000ff" style:text-underline-style="solid" style:text-underline-color="font-color"/>
    </style:style>
    <style:style style:name="T11_27" style:family="text"/>
    <style:style style:name="T11_28" style:family="text">
      <style:text-properties fo:color="#0000ff" style:text-underline-style="solid" style:text-underline-color="font-color"/>
    </style:style>
    <style:style style:name="P12" style:family="paragraph" style:parent-style-name="Standard">
      <style:paragraph-properties fo:break-before="auto" fo:line-height="115%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>
      <style:text-properties fo:color="#0000ff" style:text-underline-style="solid" style:text-underline-color="font-color"/>
    </style:style>
    <style:style style:name="T12_9" style:family="text"/>
    <style:style style:name="T12_10" style:family="text">
      <style:text-properties fo:color="#0000ff" style:text-underline-style="solid" style:text-underline-color="font-color"/>
    </style:style>
    <style:style style:name="T12_11" style:family="text"/>
    <style:style style:name="T12_12" style:family="text">
      <style:text-properties fo:color="#0000ff" style:text-underline-style="solid" style:text-underline-color="font-color"/>
    </style:style>
    <style:style style:name="T12_13" style:family="text"/>
    <style:style style:name="T12_14" style:family="text">
      <style:text-properties fo:color="#0000ff" style:text-underline-style="solid" style:text-underline-color="font-color"/>
    </style:style>
    <style:style style:name="T12_15" style:family="text"/>
    <style:style style:name="T12_16" style:family="text">
      <style:text-properties fo:color="#0000ff" style:text-underline-style="solid" style:text-underline-color="font-color"/>
    </style:style>
    <style:style style:name="T12_17" style:family="text"/>
    <style:style style:name="T12_18" style:family="text">
      <style:text-properties fo:color="#0000ff" style:text-underline-style="solid" style:text-underline-color="font-color"/>
    </style:style>
    <style:style style:name="T12_19" style:family="text"/>
    <style:style style:name="T12_20" style:family="text">
      <style:text-properties fo:color="#0000ff" style:text-underline-style="solid" style:text-underline-color="font-color"/>
    </style:style>
    <style:style style:name="T12_21" style:family="text"/>
    <style:style style:name="T12_22" style:family="text">
      <style:text-properties fo:color="#0000ff" style:text-underline-style="solid" style:text-underline-color="font-color"/>
    </style:style>
    <style:style style:name="T12_23" style:family="text"/>
    <style:style style:name="T12_24" style:family="text">
      <style:text-properties fo:color="#0000ff" style:text-underline-style="solid" style:text-underline-color="font-color"/>
    </style:style>
    <style:style style:name="T12_25" style:family="text"/>
    <style:style style:name="T12_26" style:family="text">
      <style:text-properties fo:color="#0000ff" style:text-underline-style="solid" style:text-underline-color="font-color"/>
    </style:style>
    <style:style style:name="T12_27" style:family="text"/>
    <style:style style:name="T12_28" style:family="text">
      <style:text-properties fo:color="#0000ff" style:text-underline-style="solid" style:text-underline-color="font-color"/>
    </style:style>
    <style:style style:name="T12_29" style:family="text"/>
    <style:style style:name="T12_30" style:family="text">
      <style:text-properties fo:color="#0000ff" style:text-underline-style="solid" style:text-underline-color="font-color"/>
    </style:style>
    <style:style style:name="T12_31" style:family="text"/>
    <style:style style:name="T12_32" style:family="text">
      <style:text-properties fo:color="#0000ff" style:text-underline-style="solid" style:text-underline-color="font-color"/>
    </style:style>
    <style:style style:name="T12_33" style:family="text"/>
    <style:style style:name="T12_34" style:family="text">
      <style:text-properties fo:color="#0000ff" style:text-underline-style="solid" style:text-underline-color="font-color"/>
    </style:style>
    <style:style style:name="T12_35" style:family="text"/>
    <style:style style:name="T12_36" style:family="text">
      <style:text-properties fo:color="#0000ff" style:text-underline-style="solid" style:text-underline-color="font-color"/>
    </style:style>
    <style:style style:name="T12_37" style:family="text"/>
    <style:style style:name="T12_38" style:family="text">
      <style:text-properties fo:color="#0000ff" style:text-underline-style="solid" style:text-underline-color="font-color"/>
    </style:style>
    <style:style style:name="T12_39" style:family="text"/>
    <style:style style:name="T12_40" style:family="text">
      <style:text-properties fo:color="#0000ff" style:text-underline-style="solid" style:text-underline-color="font-color"/>
    </style:style>
    <style:style style:name="T12_41" style:family="text"/>
    <style:style style:name="T12_42" style:family="text">
      <style:text-properties fo:color="#0000ff" style:text-underline-style="solid" style:text-underline-color="font-color"/>
    </style:style>
    <style:style style:name="T12_43" style:family="text"/>
    <style:style style:name="T12_44" style:family="text">
      <style:text-properties fo:color="#0000ff" style:text-underline-style="solid" style:text-underline-color="font-color"/>
    </style:style>
    <style:style style:name="T12_45" style:family="text"/>
    <style:style style:name="T12_46" style:family="text">
      <style:text-properties fo:color="#0000ff" style:text-underline-style="solid" style:text-underline-color="font-color"/>
    </style:style>
    <style:style style:name="T12_47" style:family="text"/>
    <style:style style:name="T12_48" style:family="text">
      <style:text-properties fo:color="#0000ff" style:text-underline-style="solid" style:text-underline-color="font-color"/>
    </style:style>
    <style:style style:name="T12_49" style:family="text"/>
    <style:style style:name="T12_50" style:family="text">
      <style:text-properties fo:color="#0000ff" style:text-underline-style="solid" style:text-underline-color="font-color"/>
    </style:style>
    <style:style style:name="T12_51" style:family="text"/>
    <style:style style:name="T12_52" style:family="text">
      <style:text-properties fo:color="#0000ff" style:text-underline-style="solid" style:text-underline-color="font-color"/>
    </style:style>
    <style:style style:name="T12_53" style:family="text"/>
    <style:style style:name="T12_54" style:family="text">
      <style:text-properties fo:color="#0000ff" style:text-underline-style="solid" style:text-underline-color="font-color"/>
    </style:style>
    <style:style style:name="T12_55" style:family="text"/>
    <style:style style:name="T12_56" style:family="text">
      <style:text-properties fo:color="#0000ff" style:text-underline-style="solid" style:text-underline-color="font-color"/>
    </style:style>
    <style:style style:name="T12_57" style:family="text"/>
    <style:style style:name="T12_58" style:family="text">
      <style:text-properties fo:color="#0000ff" style:text-underline-style="solid" style:text-underline-color="font-color"/>
    </style:style>
  </office:automatic-styles>
  <office:body>
    <office:text>
      <text:p text:style-name="P1"><text:span text:style-name="T1_1"><text:a xlink:type="simple" xlink:href="https://www.fimfiction.net/story/95481/fallout-equestria-old-vaquero"><text:span text:style-name="T1_2">Fallout</text:span></text:a></text:span><text:span text:style-name="T1_3"><text:a xlink:type="simple" xlink:href="https://www.fimfiction.net/story/95481/fallout-equestria-old-vaquero"><text:span text:style-name="T1_4"><text:s/></text:span></text:a></text:span><text:span text:style-name="T1_5"><text:a xlink:type="simple" xlink:href="https://www.fimfiction.net/story/95481/fallout-equestria-old-vaquero"><text:span text:style-name="T1_6">Equestria</text:span></text:a></text:span><text:span text:style-name="T1_7"><text:a xlink:type="simple" xlink:href="https://www.fimfiction.net/story/95481/fallout-equestria-old-vaquero"><text:span text:style-name="T1_8">:<text:s/></text:span></text:a></text:span><text:span text:style-name="T1_9"><text:a xlink:type="simple" xlink:href="https://www.fimfiction.net/story/95481/fallout-equestria-old-vaquero"><text:span text:style-name="T1_10">Old</text:span></text:a></text:span><text:span text:style-name="T1_11"><text:a xlink:type="simple" xlink:href="https://www.fimfiction.net/story/95481/fallout-equestria-old-vaquero"><text:span text:style-name="T1_12"><text:s/></text:span></text:a></text:span><text:span text:style-name="T1_13"><text:a xlink:type="simple" xlink:href="https://www.fimfiction.net/story/95481/fallout-equestria-old-vaquero"><text:span text:style-name="T1_14">Vaquero</text:span></text:a></text:span></text:p>
      <text:p text:style-name="P2"><text:span text:style-name="T2_1">Autor</text:span><text:span text:style-name="T2_2">:<text:s/></text:span><text:span text:style-name="T2_3">ClickClackTheBrony</text:span></text:p>
      <text:p text:style-name="P3"><text:span text:style-name="T3_1">[</text:span><text:span text:style-name="T3_2">Gore</text:span><text:span text:style-name="T3_3">][</text:span><text:span text:style-name="T3_4">Crossover</text:span><text:span text:style-name="T3_5">][</text:span><text:span text:style-name="T3_6">Dark</text:span><text:span text:style-name="T3_7">]</text:span></text:p>
      <text:p text:style-name="P4"/>
      <text:p text:style-name="P5"><text:span text:style-name="T5_1">Kiedy</text:span><text:span text:style-name="T5_2"><text:s/></text:span><text:span text:style-name="T5_3">myślimy</text:span><text:span text:style-name="T5_4"><text:s/></text:span><text:span text:style-name="T5_5">o</text:span><text:span text:style-name="T5_6"><text:s/></text:span><text:span text:style-name="T5_7">fanfikach</text:span><text:span text:style-name="T5_8"><text:s/></text:span><text:span text:style-name="T5_9">z</text:span><text:span text:style-name="T5_10"><text:s/></text:span><text:span text:style-name="T5_11">uniwersum</text:span><text:span text:style-name="T5_12"><text:s/></text:span><text:span text:style-name="T5_13">Fallout</text:span><text:span text:style-name="T5_14">:<text:s/></text:span><text:span text:style-name="T5_15">Equestria</text:span><text:span text:style-name="T5_16">,<text:s/></text:span><text:span text:style-name="T5_17">to</text:span><text:span text:style-name="T5_18"><text:s/></text:span><text:span text:style-name="T5_19">naturalnie</text:span><text:span text:style-name="T5_20"><text:s/></text:span><text:span text:style-name="T5_21">jako</text:span><text:span text:style-name="T5_22"><text:s/></text:span><text:span text:style-name="T5_23">pierwsza</text:span><text:span text:style-name="T5_24"><text:s/></text:span><text:span text:style-name="T5_25">wpada</text:span><text:span text:style-name="T5_26"><text:s/></text:span><text:span text:style-name="T5_27">do</text:span><text:span text:style-name="T5_28"><text:s/></text:span><text:span text:style-name="T5_29">głowy</text:span><text:span text:style-name="T5_30"><text:s/></text:span><text:span text:style-name="T5_31">tzw</text:span><text:span text:style-name="T5_32">.<text:s/></text:span><text:span text:style-name="T5_33">Wielka</text:span><text:span text:style-name="T5_34"><text:s/></text:span><text:span text:style-name="T5_35">Piątka</text:span><text:span text:style-name="T5_36"><text:s/>(</text:span><text:span text:style-name="T5_37">Oryginał</text:span><text:span text:style-name="T5_38">,<text:s/>“</text:span><text:span text:style-name="T5_39">Project</text:span><text:span text:style-name="T5_40"><text:s/></text:span><text:span text:style-name="T5_41">Horizons</text:span><text:span text:style-name="T5_42">”,<text:s/>“</text:span><text:span text:style-name="T5_43">Murky</text:span><text:span text:style-name="T5_44"><text:s/></text:span><text:span text:style-name="T5_45">Number</text:span><text:span text:style-name="T5_46"><text:s/></text:span><text:span text:style-name="T5_47">Seven</text:span><text:span text:style-name="T5_48">”,<text:s/>“</text:span><text:span text:style-name="T5_49">Heroes</text:span><text:span text:style-name="T5_50">”,<text:s/>“</text:span><text:span text:style-name="T5_51">Pink</text:span><text:span text:style-name="T5_52"><text:s/></text:span><text:span text:style-name="T5_53">Eyes</text:span><text:span text:style-name="T5_54">”).<text:s/></text:span><text:span text:style-name="T5_55">Dopiero</text:span><text:span text:style-name="T5_56"><text:s/></text:span><text:span text:style-name="T5_57">później</text:span><text:span text:style-name="T5_58"><text:s/></text:span><text:span text:style-name="T5_59">ewentualnie</text:span><text:span text:style-name="T5_60"><text:s/></text:span><text:span text:style-name="T5_61">zwraca</text:span><text:span text:style-name="T5_62"><text:s/></text:span><text:span text:style-name="T5_63">się</text:span><text:span text:style-name="T5_64"><text:s/></text:span><text:span text:style-name="T5_65">uwagę</text:span><text:span text:style-name="T5_66"><text:s/></text:span><text:span text:style-name="T5_67">na</text:span><text:span text:style-name="T5_68"><text:s/></text:span><text:span text:style-name="T5_69">inne</text:span><text:span text:style-name="T5_70"><text:s/></text:span><text:span text:style-name="T5_71">tytuły</text:span><text:span text:style-name="T5_72">,<text:s/></text:span><text:span text:style-name="T5_73">które</text:span><text:span text:style-name="T5_74"><text:s/></text:span><text:span text:style-name="T5_75">zwykle</text:span><text:span text:style-name="T5_76"><text:s/></text:span><text:span text:style-name="T5_77">łączy</text:span><text:span text:style-name="T5_78"><text:s/></text:span><text:span text:style-name="T5_79">jedna</text:span><text:span text:style-name="T5_80"><text:s/></text:span><text:span text:style-name="T5_81">cecha</text:span><text:span text:style-name="T5_82"><text:s/>–<text:s/></text:span><text:span text:style-name="T5_83">są</text:span><text:span text:style-name="T5_84"><text:s/></text:span><text:span text:style-name="T5_85">długie</text:span><text:span text:style-name="T5_86">,<text:s/></text:span><text:span text:style-name="T5_87">dłuższe</text:span><text:span text:style-name="T5_88"><text:s/></text:span><text:span text:style-name="T5_89">i</text:span><text:span text:style-name="T5_90"><text:s/></text:span><text:span text:style-name="T5_91">niemożliwie</text:span><text:span text:style-name="T5_92"><text:s/></text:span><text:span text:style-name="T5_93">długie</text:span><text:span text:style-name="T5_94">.<text:s/></text:span><text:span text:style-name="T5_95">Tak</text:span><text:span text:style-name="T5_96"><text:s/></text:span><text:span text:style-name="T5_97">jakoś</text:span><text:span text:style-name="T5_98"><text:s/></text:span><text:span text:style-name="T5_99">się</text:span><text:span text:style-name="T5_100"><text:s/></text:span><text:span text:style-name="T5_101">zdarzyło</text:span><text:span text:style-name="T5_102">,<text:s/></text:span><text:span text:style-name="T5_103">iż</text:span><text:span text:style-name="T5_104"><text:s/></text:span><text:span text:style-name="T5_105">autorzy</text:span><text:span text:style-name="T5_106"><text:s/></text:span><text:span text:style-name="T5_107">opowiadań</text:span><text:span text:style-name="T5_108"><text:s/></text:span><text:span text:style-name="T5_109">osadzonych</text:span><text:span text:style-name="T5_110"><text:s/></text:span><text:span text:style-name="T5_111">w</text:span><text:span text:style-name="T5_112"><text:s/></text:span><text:span text:style-name="T5_113">tym</text:span><text:span text:style-name="T5_114"><text:s/></text:span><text:span text:style-name="T5_115">świecie</text:span><text:span text:style-name="T5_116"><text:s/></text:span><text:span text:style-name="T5_117">starają</text:span><text:span text:style-name="T5_118"><text:s/></text:span><text:span text:style-name="T5_119">się</text:span><text:span text:style-name="T5_120"><text:s/></text:span><text:span text:style-name="T5_121">raczyć</text:span><text:span text:style-name="T5_122"><text:s/></text:span><text:span text:style-name="T5_123">czytelników</text:span><text:span text:style-name="T5_124"><text:s/></text:span><text:span text:style-name="T5_125">gargantuicznymi</text:span><text:span text:style-name="T5_126"><text:s/></text:span><text:span text:style-name="T5_127">porcjami</text:span><text:span text:style-name="T5_128"><text:s/></text:span><text:span text:style-name="T5_129">tekstu</text:span><text:span text:style-name="T5_130"><text:s/></text:span><text:span text:style-name="T5_131">wypełnionego</text:span><text:span text:style-name="T5_132"><text:s/></text:span><text:span text:style-name="T5_133">mnogością</text:span><text:span text:style-name="T5_134"><text:s/></text:span><text:span text:style-name="T5_135">opisów</text:span><text:span text:style-name="T5_136">,<text:s/></text:span><text:span text:style-name="T5_137">dialogów</text:span><text:span text:style-name="T5_138">,<text:s/></text:span><text:span text:style-name="T5_139">bohaterów</text:span><text:span text:style-name="T5_140">,<text:s/></text:span><text:span text:style-name="T5_141">wątków</text:span><text:span text:style-name="T5_142"><text:s/></text:span><text:span text:style-name="T5_143">pobocznych</text:span><text:span text:style-name="T5_144">,<text:s/></text:span><text:span text:style-name="T5_145">wątków</text:span><text:span text:style-name="T5_146"><text:s/></text:span><text:span text:style-name="T5_147">pobocznych</text:span><text:span text:style-name="T5_148"><text:s/></text:span><text:span text:style-name="T5_149">od</text:span><text:span text:style-name="T5_150"><text:s/></text:span><text:span text:style-name="T5_151">wątków</text:span><text:span text:style-name="T5_152"><text:s/></text:span><text:span text:style-name="T5_153">pobocznych</text:span><text:span text:style-name="T5_154"><text:s/></text:span><text:span text:style-name="T5_155">i</text:span><text:span text:style-name="T5_156"><text:s/></text:span><text:span text:style-name="T5_157">tak</text:span><text:span text:style-name="T5_158"><text:s/></text:span><text:span text:style-name="T5_159">dalej</text:span><text:span text:style-name="T5_160">.<text:s/></text:span><text:span text:style-name="T5_161">Nie</text:span><text:span text:style-name="T5_162"><text:s/></text:span><text:span text:style-name="T5_163">da</text:span><text:span text:style-name="T5_164"><text:s/></text:span><text:span text:style-name="T5_165">się</text:span><text:span text:style-name="T5_166"><text:s/></text:span><text:span text:style-name="T5_167">ukryć</text:span><text:span text:style-name="T5_168">,<text:s/></text:span><text:span text:style-name="T5_169">iż</text:span><text:span text:style-name="T5_170"><text:s/></text:span><text:span text:style-name="T5_171">do</text:span><text:span text:style-name="T5_172"><text:s/></text:span><text:span text:style-name="T5_173">ich</text:span><text:span text:style-name="T5_174"><text:s/></text:span><text:span text:style-name="T5_175">lektury</text:span><text:span text:style-name="T5_176">,<text:s/></text:span><text:span text:style-name="T5_177">nawet</text:span><text:span text:style-name="T5_178"><text:s/></text:span><text:span text:style-name="T5_179">jeżeli</text:span><text:span text:style-name="T5_180"><text:s/></text:span><text:span text:style-name="T5_181">napisane</text:span><text:span text:style-name="T5_182"><text:s/></text:span><text:span text:style-name="T5_183">są</text:span><text:span text:style-name="T5_184"><text:s/></text:span><text:span text:style-name="T5_185">na</text:span><text:span text:style-name="T5_186"><text:s/></text:span><text:span text:style-name="T5_187">najwyższym</text:span><text:span text:style-name="T5_188"><text:s/></text:span><text:span text:style-name="T5_189">poziomie</text:span><text:span text:style-name="T5_190">,<text:s/></text:span><text:span text:style-name="T5_191">potrzeba</text:span><text:span text:style-name="T5_192"><text:s/></text:span><text:span text:style-name="T5_193">nielichej</text:span><text:span text:style-name="T5_194"><text:s/></text:span><text:span text:style-name="T5_195">wytrwałości</text:span><text:span text:style-name="T5_196">.<text:s/></text:span><text:span text:style-name="T5_197">Czy</text:span><text:span text:style-name="T5_198"><text:s/></text:span><text:span text:style-name="T5_199">oznacza</text:span><text:span text:style-name="T5_200"><text:s/></text:span><text:span text:style-name="T5_201">to</text:span><text:span text:style-name="T5_202"><text:s/></text:span><text:span text:style-name="T5_203">jednak</text:span><text:span text:style-name="T5_204">,<text:s/></text:span><text:span text:style-name="T5_205">iż</text:span><text:span text:style-name="T5_206"><text:s/></text:span><text:span text:style-name="T5_207">nie</text:span><text:span text:style-name="T5_208"><text:s/></text:span><text:span text:style-name="T5_209">da</text:span><text:span text:style-name="T5_210"><text:s/></text:span><text:span text:style-name="T5_211">się</text:span><text:span text:style-name="T5_212"><text:s/></text:span><text:span text:style-name="T5_213">złapać</text:span><text:span text:style-name="T5_214"><text:s/></text:span><text:span text:style-name="T5_215">czegoś</text:span><text:span text:style-name="T5_216"><text:s/></text:span><text:span text:style-name="T5_217">krótszego</text:span><text:span text:style-name="T5_218">?<text:s/></text:span><text:span text:style-name="T5_219">Nie</text:span><text:span text:style-name="T5_220"><text:s/></text:span><text:span text:style-name="T5_221">mam</text:span><text:span text:style-name="T5_222"><text:s/></text:span><text:span text:style-name="T5_223">tu</text:span><text:span text:style-name="T5_224"><text:s/></text:span><text:span text:style-name="T5_225">oczywiście</text:span><text:span text:style-name="T5_226"><text:s/></text:span><text:span text:style-name="T5_227">na</text:span><text:span text:style-name="T5_228"><text:s/></text:span><text:span text:style-name="T5_229">myśli</text:span><text:span text:style-name="T5_230"><text:s/></text:span><text:span text:style-name="T5_231">żadnego</text:span><text:span text:style-name="T5_232"><text:s/></text:span><text:span text:style-name="T5_233">z</text:span><text:span text:style-name="T5_234"><text:s/></text:span><text:span text:style-name="T5_235">bardzo</text:span><text:span text:style-name="T5_236"><text:s/></text:span><text:span text:style-name="T5_237">wielu</text:span><text:span text:style-name="T5_238"><text:s/></text:span><text:span text:style-name="T5_239">zarzuconych</text:span><text:span text:style-name="T5_240"><text:s/></text:span><text:span text:style-name="T5_241">projektów</text:span><text:span text:style-name="T5_242">,<text:s/></text:span><text:span text:style-name="T5_243">ale</text:span><text:span text:style-name="T5_244"><text:s/></text:span><text:span text:style-name="T5_245">raczej</text:span><text:span text:style-name="T5_246"><text:s/></text:span><text:span text:style-name="T5_247">jakiegoś</text:span><text:span text:style-name="T5_248"><text:s/></text:span><text:span text:style-name="T5_249">dobrego</text:span><text:span text:style-name="T5_250"><text:s/></text:span><text:span text:style-name="T5_251">oneshota</text:span><text:span text:style-name="T5_252">.<text:s/></text:span><text:span text:style-name="T5_253">W</text:span><text:span text:style-name="T5_254"><text:s/></text:span><text:span text:style-name="T5_255">tej</text:span><text:span text:style-name="T5_256"><text:s/></text:span><text:span text:style-name="T5_257">recenzji</text:span><text:span text:style-name="T5_258"><text:s/></text:span><text:span text:style-name="T5_259">postaram</text:span><text:span text:style-name="T5_260"><text:s/></text:span><text:span text:style-name="T5_261">się</text:span><text:span text:style-name="T5_262"><text:s/></text:span><text:span text:style-name="T5_263">przybliżyć</text:span><text:span text:style-name="T5_264"><text:s/></text:span><text:span text:style-name="T5_265">Wam</text:span><text:span text:style-name="T5_266"><text:s/></text:span><text:span text:style-name="T5_267">choć</text:span><text:span text:style-name="T5_268"><text:s/></text:span><text:span text:style-name="T5_269">trochę</text:span><text:span text:style-name="T5_270"><text:s/></text:span><text:span text:style-name="T5_271">właśnie</text:span><text:span text:style-name="T5_272"><text:s/></text:span><text:span text:style-name="T5_273">taką</text:span><text:span text:style-name="T5_274"><text:s/></text:span><text:span text:style-name="T5_275">perełkę</text:span><text:span text:style-name="T5_276">.</text:span></text:p>
      <text:p text:style-name="P6"/>
      <text:p text:style-name="P7"><text:span text:style-name="T7_1">Historia</text:span><text:span text:style-name="T7_2"><text:s/></text:span><text:span text:style-name="T7_3">opisana</text:span><text:span text:style-name="T7_4"><text:s/></text:span><text:span text:style-name="T7_5">w</text:span><text:span text:style-name="T7_6"><text:s/>„</text:span><text:span text:style-name="T7_7">Old</text:span><text:span text:style-name="T7_8"><text:s/></text:span><text:span text:style-name="T7_9">Vaquero</text:span><text:span text:style-name="T7_10">”<text:s/></text:span><text:span text:style-name="T7_11">nie</text:span><text:span text:style-name="T7_12"><text:s/></text:span><text:span text:style-name="T7_13">powala</text:span><text:span text:style-name="T7_14"><text:s/></text:span><text:span text:style-name="T7_15">oryginalnością</text:span><text:span text:style-name="T7_16"><text:s/>–<text:s/></text:span><text:span text:style-name="T7_17">jestem</text:span><text:span text:style-name="T7_18"><text:s/></text:span><text:span text:style-name="T7_19">pewny</text:span><text:span text:style-name="T7_20">,<text:s/></text:span><text:span text:style-name="T7_21">iż</text:span><text:span text:style-name="T7_22"><text:s/></text:span><text:span text:style-name="T7_23">coś</text:span><text:span text:style-name="T7_24"><text:s/></text:span><text:span text:style-name="T7_25">podobnego</text:span><text:span text:style-name="T7_26"><text:s/></text:span><text:span text:style-name="T7_27">do</text:span><text:span text:style-name="T7_28"><text:s/></text:span><text:span text:style-name="T7_29">niej</text:span><text:span text:style-name="T7_30"><text:s/></text:span><text:span text:style-name="T7_31">można</text:span><text:span text:style-name="T7_32"><text:s/></text:span><text:span text:style-name="T7_33">znaleźć</text:span><text:span text:style-name="T7_34"><text:s/></text:span><text:span text:style-name="T7_35">w</text:span><text:span text:style-name="T7_36"><text:s/></text:span><text:span text:style-name="T7_37">niejednym</text:span><text:span text:style-name="T7_38"><text:s/></text:span><text:span text:style-name="T7_39">westernie</text:span><text:span text:style-name="T7_40">.<text:s/></text:span><text:span text:style-name="T7_41">Głównym</text:span><text:span text:style-name="T7_42"><text:s/></text:span><text:span text:style-name="T7_43">bohaterem</text:span><text:span text:style-name="T7_44"><text:s/></text:span><text:span text:style-name="T7_45">jest</text:span><text:span text:style-name="T7_46"><text:s/></text:span><text:span text:style-name="T7_47">stary</text:span><text:span text:style-name="T7_48"><text:s/></text:span><text:span text:style-name="T7_49">kowboj</text:span><text:span text:style-name="T7_50">,<text:s/></text:span><text:span text:style-name="T7_51">niegdyś</text:span><text:span text:style-name="T7_52"><text:s/></text:span><text:span text:style-name="T7_53">sławny</text:span><text:span text:style-name="T7_54"><text:s/></text:span><text:span text:style-name="T7_55">z</text:span><text:span text:style-name="T7_56"><text:s/></text:span><text:span text:style-name="T7_57">tępienia</text:span><text:span text:style-name="T7_58"><text:s/></text:span><text:span text:style-name="T7_59">przestępców</text:span><text:span text:style-name="T7_60">.<text:s/></text:span><text:span text:style-name="T7_61">Znany</text:span><text:span text:style-name="T7_62"><text:s/></text:span><text:span text:style-name="T7_63">jako</text:span><text:span text:style-name="T7_64"><text:s/></text:span><text:span text:style-name="T7_65">Old</text:span><text:span text:style-name="T7_66"><text:s/></text:span><text:span text:style-name="T7_67">Vaquero</text:span><text:span text:style-name="T7_68">,<text:s/></text:span><text:span text:style-name="T7_69">przemierzał</text:span><text:span text:style-name="T7_70"><text:s/></text:span><text:span text:style-name="T7_71">przez</text:span><text:span text:style-name="T7_72"><text:s/></text:span><text:span text:style-name="T7_73">lata</text:span><text:span text:style-name="T7_74"><text:s/></text:span><text:span text:style-name="T7_75">pustkowia</text:span><text:span text:style-name="T7_76">,<text:s/></text:span><text:span text:style-name="T7_77">kładąc</text:span><text:span text:style-name="T7_78"><text:s/></text:span><text:span text:style-name="T7_79">trupem</text:span><text:span text:style-name="T7_80"><text:s/></text:span><text:span text:style-name="T7_81">wielu</text:span><text:span text:style-name="T7_82"><text:s/></text:span><text:span text:style-name="T7_83">bandytów</text:span><text:span text:style-name="T7_84">,<text:s/></text:span><text:span text:style-name="T7_85">łupieżców</text:span><text:span text:style-name="T7_86"><text:s/></text:span><text:span text:style-name="T7_87">i</text:span><text:span text:style-name="T7_88"><text:s/></text:span><text:span text:style-name="T7_89">ogólnie</text:span><text:span text:style-name="T7_90"><text:s/></text:span><text:span text:style-name="T7_91">czynił</text:span><text:span text:style-name="T7_92"><text:s/></text:span><text:span text:style-name="T7_93">nieco</text:span><text:span text:style-name="T7_94"><text:s/></text:span><text:span text:style-name="T7_95">dobra</text:span><text:span text:style-name="T7_96"><text:s/></text:span><text:span text:style-name="T7_97">w</text:span><text:span text:style-name="T7_98"><text:s/></text:span><text:span text:style-name="T7_99">tej</text:span><text:span text:style-name="T7_100"><text:s/></text:span><text:span text:style-name="T7_101">przeklętej</text:span><text:span text:style-name="T7_102"><text:s/></text:span><text:span text:style-name="T7_103">krainie</text:span><text:span text:style-name="T7_104">.<text:s/></text:span><text:span text:style-name="T7_105">Latka</text:span><text:span text:style-name="T7_106"><text:s/></text:span><text:span text:style-name="T7_107">jednak</text:span><text:span text:style-name="T7_108"><text:s/></text:span><text:span text:style-name="T7_109">lecą</text:span><text:span text:style-name="T7_110"><text:s/></text:span><text:span text:style-name="T7_111">nieubłagalnie</text:span><text:span text:style-name="T7_112"><text:s/></text:span><text:span text:style-name="T7_113">i</text:span><text:span text:style-name="T7_114"><text:s/></text:span><text:span text:style-name="T7_115">nawet</text:span><text:span text:style-name="T7_116"><text:s/></text:span><text:span text:style-name="T7_117">ghul</text:span><text:span text:style-name="T7_118"><text:s/></text:span><text:span text:style-name="T7_119">może</text:span><text:span text:style-name="T7_120"><text:s/></text:span><text:span text:style-name="T7_121">poczuć</text:span><text:span text:style-name="T7_122"><text:s/></text:span><text:span text:style-name="T7_123">się</text:span><text:span text:style-name="T7_124"><text:s/></text:span><text:span text:style-name="T7_125">zmęczony</text:span><text:span text:style-name="T7_126">.<text:s/></text:span><text:span text:style-name="T7_127">Teraz</text:span><text:span text:style-name="T7_128"><text:s/></text:span><text:span text:style-name="T7_129">spokojnie</text:span><text:span text:style-name="T7_130"><text:s/></text:span><text:span text:style-name="T7_131">sobie</text:span><text:span text:style-name="T7_132"><text:s/></text:span><text:span text:style-name="T7_133">żyje</text:span><text:span text:style-name="T7_134"><text:s/></text:span><text:span text:style-name="T7_135">z</text:span><text:span text:style-name="T7_136"><text:s/></text:span><text:span text:style-name="T7_137">dala</text:span><text:span text:style-name="T7_138"><text:s/></text:span><text:span text:style-name="T7_139">od</text:span><text:span text:style-name="T7_140"><text:s/></text:span><text:span text:style-name="T7_141">innych</text:span><text:span text:style-name="T7_142"><text:s/></text:span><text:span text:style-name="T7_143">kucyków</text:span><text:span text:style-name="T7_144"><text:s/>(</text:span><text:span text:style-name="T7_145">z</text:span><text:span text:style-name="T7_146"><text:s/></text:span><text:span text:style-name="T7_147">nielicznymi</text:span><text:span text:style-name="T7_148"><text:s/></text:span><text:span text:style-name="T7_149">wyjątkami</text:span><text:span text:style-name="T7_150">)<text:s/></text:span><text:span text:style-name="T7_151">i</text:span><text:span text:style-name="T7_152"><text:s/></text:span><text:span text:style-name="T7_153">nie</text:span><text:span text:style-name="T7_154"><text:s/></text:span><text:span text:style-name="T7_155">miesza</text:span><text:span text:style-name="T7_156"><text:s/></text:span><text:span text:style-name="T7_157">się</text:span><text:span text:style-name="T7_158"><text:s/></text:span><text:span text:style-name="T7_159">w</text:span><text:span text:style-name="T7_160"><text:s/></text:span><text:span text:style-name="T7_161">sprawy</text:span><text:span text:style-name="T7_162"><text:s/></text:span><text:span text:style-name="T7_163">powojennej</text:span><text:span text:style-name="T7_164"><text:s/></text:span><text:span text:style-name="T7_165">Equestrii</text:span><text:span text:style-name="T7_166">.<text:s/></text:span><text:span text:style-name="T7_167">Naturalnie</text:span><text:span text:style-name="T7_168"><text:s/></text:span><text:span text:style-name="T7_169">swoistą</text:span><text:span text:style-name="T7_170"><text:s/></text:span><text:span text:style-name="T7_171">idyllę</text:span><text:span text:style-name="T7_172"><text:s/></text:span><text:span text:style-name="T7_173">trafia</text:span><text:span text:style-name="T7_174"><text:s/></text:span><text:span text:style-name="T7_175">szlag</text:span><text:span text:style-name="T7_176">,<text:s/></text:span><text:span text:style-name="T7_177">kiedy</text:span><text:span text:style-name="T7_178"><text:s/></text:span><text:span text:style-name="T7_179">przypadkiem</text:span><text:span text:style-name="T7_180"><text:s/></text:span><text:span text:style-name="T7_181">spotyka</text:span><text:span text:style-name="T7_182"><text:s/></text:span><text:span text:style-name="T7_183">źrebaka</text:span><text:span text:style-name="T7_184">,<text:s/></text:span><text:span text:style-name="T7_185">którego</text:span><text:span text:style-name="T7_186"><text:s/></text:span><text:span text:style-name="T7_187">rodzice</text:span><text:span text:style-name="T7_188"><text:s/></text:span><text:span text:style-name="T7_189">zostali</text:span><text:span text:style-name="T7_190"><text:s/></text:span><text:span text:style-name="T7_191">uprowadzeni</text:span><text:span text:style-name="T7_192"><text:s/></text:span><text:span text:style-name="T7_193">przez</text:span><text:span text:style-name="T7_194"><text:s/></text:span><text:span text:style-name="T7_195">pustoszący</text:span><text:span text:style-name="T7_196"><text:s/></text:span><text:span text:style-name="T7_197">okolicę</text:span><text:span text:style-name="T7_198"><text:s/></text:span><text:span text:style-name="T7_199">gang</text:span><text:span text:style-name="T7_200">.<text:s/></text:span><text:span text:style-name="T7_201">Stary</text:span><text:span text:style-name="T7_202"><text:s/></text:span><text:span text:style-name="T7_203">muł</text:span><text:span text:style-name="T7_204"><text:s/></text:span><text:span text:style-name="T7_205">mimo</text:span><text:span text:style-name="T7_206"><text:s/></text:span><text:span text:style-name="T7_207">początkowych</text:span><text:span text:style-name="T7_208"><text:s/></text:span><text:span text:style-name="T7_209">wątpliwości</text:span><text:span text:style-name="T7_210"><text:s/></text:span><text:span text:style-name="T7_211">uznaje</text:span><text:span text:style-name="T7_212">,<text:s/></text:span><text:span text:style-name="T7_213">iż</text:span><text:span text:style-name="T7_214"><text:s/></text:span><text:span text:style-name="T7_215">ma</text:span><text:span text:style-name="T7_216"><text:s/></text:span><text:span text:style-name="T7_217">w</text:span><text:span text:style-name="T7_218"><text:s/></text:span><text:span text:style-name="T7_219">sobie</text:span><text:span text:style-name="T7_220"><text:s/></text:span><text:span text:style-name="T7_221">jeszcze</text:span><text:span text:style-name="T7_222"><text:s/></text:span><text:span text:style-name="T7_223">dosyć</text:span><text:span text:style-name="T7_224"><text:s/></text:span><text:span text:style-name="T7_225">ikry</text:span><text:span text:style-name="T7_226">,<text:s/></text:span><text:span text:style-name="T7_227">by</text:span><text:span text:style-name="T7_228"><text:s/></text:span><text:span text:style-name="T7_229">po</text:span><text:span text:style-name="T7_230"><text:s/></text:span><text:span text:style-name="T7_231">raz</text:span><text:span text:style-name="T7_232"><text:s/></text:span><text:span text:style-name="T7_233">ostatni</text:span><text:span text:style-name="T7_234"><text:s/></text:span><text:span text:style-name="T7_235">dobyć</text:span><text:span text:style-name="T7_236"><text:s/></text:span><text:span text:style-name="T7_237">wiernego</text:span><text:span text:style-name="T7_238"><text:s/></text:span><text:span text:style-name="T7_239">rewolweru</text:span><text:span text:style-name="T7_240"><text:s/></text:span><text:span text:style-name="T7_241">w</text:span><text:span text:style-name="T7_242"><text:s/></text:span><text:span text:style-name="T7_243">słusznej</text:span><text:span text:style-name="T7_244"><text:s/></text:span><text:span text:style-name="T7_245">sprawie</text:span><text:span text:style-name="T7_246">.<text:s/></text:span><text:span text:style-name="T7_247">Razem</text:span><text:span text:style-name="T7_248"><text:s/></text:span><text:span text:style-name="T7_249">z</text:span><text:span text:style-name="T7_250"><text:s/></text:span><text:span text:style-name="T7_251">dosyć</text:span><text:span text:style-name="T7_252"><text:s/></text:span><text:span text:style-name="T7_253">nieoczekiwanym</text:span><text:span text:style-name="T7_254"><text:s/></text:span><text:span text:style-name="T7_255">sprzymierzeńcem</text:span><text:span text:style-name="T7_256"><text:s/></text:span><text:span text:style-name="T7_257">rusza</text:span><text:span text:style-name="T7_258"><text:s/></text:span><text:span text:style-name="T7_259">na</text:span><text:span text:style-name="T7_260"><text:s/></text:span><text:span text:style-name="T7_261">ratunek</text:span><text:span text:style-name="T7_262"><text:s/></text:span><text:span text:style-name="T7_263">i</text:span><text:span text:style-name="T7_264">…<text:s/></text:span><text:span text:style-name="T7_265">i</text:span><text:span text:style-name="T7_266"><text:s/></text:span><text:span text:style-name="T7_267">tu</text:span><text:span text:style-name="T7_268"><text:s/></text:span><text:span text:style-name="T7_269">się</text:span><text:span text:style-name="T7_270"><text:s/></text:span><text:span text:style-name="T7_271">kończą</text:span><text:span text:style-name="T7_272"><text:s/></text:span><text:span text:style-name="T7_273">wszelkie</text:span><text:span text:style-name="T7_274"><text:s/></text:span><text:span text:style-name="T7_275">spoilery</text:span><text:span text:style-name="T7_276"><text:s/>–<text:s/></text:span><text:span text:style-name="T7_277">musicie</text:span><text:span text:style-name="T7_278"><text:s/></text:span><text:span text:style-name="T7_279">doczytać</text:span><text:span text:style-name="T7_280"><text:s/></text:span><text:span text:style-name="T7_281">już</text:span><text:span text:style-name="T7_282"><text:s/></text:span><text:span text:style-name="T7_283">sami</text:span><text:span text:style-name="T7_284">.</text:span></text:p>
      <text:p text:style-name="P8"/>
      <text:p text:style-name="P9"><text:span text:style-name="T9_1">Wcześniej</text:span><text:span text:style-name="T9_2"><text:s/></text:span><text:span text:style-name="T9_3">w</text:span><text:span text:style-name="T9_4"><text:s/></text:span><text:span text:style-name="T9_5">recenzji</text:span><text:span text:style-name="T9_6"><text:s/></text:span><text:span text:style-name="T9_7">użyłem</text:span><text:span text:style-name="T9_8"><text:s/></text:span><text:span text:style-name="T9_9">do</text:span><text:span text:style-name="T9_10"><text:s/></text:span><text:span text:style-name="T9_11">określenia</text:span><text:span text:style-name="T9_12"><text:s/>„</text:span><text:span text:style-name="T9_13">Old</text:span><text:span text:style-name="T9_14"><text:s/></text:span><text:span text:style-name="T9_15">Vaquero</text:span><text:span text:style-name="T9_16">”<text:s/></text:span><text:span text:style-name="T9_17">słowa</text:span><text:span text:style-name="T9_18"><text:s/>„</text:span><text:span text:style-name="T9_19">perełka</text:span><text:span text:style-name="T9_20">”.<text:s/></text:span><text:span text:style-name="T9_21">Chciałbym</text:span><text:span text:style-name="T9_22"><text:s/></text:span><text:span text:style-name="T9_23">zaznaczyć</text:span><text:span text:style-name="T9_24">,<text:s/></text:span><text:span text:style-name="T9_25">iż</text:span><text:span text:style-name="T9_26"><text:s/></text:span><text:span text:style-name="T9_27">chodziło</text:span><text:span text:style-name="T9_28"><text:s/></text:span><text:span text:style-name="T9_29">mi</text:span><text:span text:style-name="T9_30"><text:s/></text:span><text:span text:style-name="T9_31">raczej</text:span><text:span text:style-name="T9_32"><text:s/></text:span><text:span text:style-name="T9_33">o</text:span><text:span text:style-name="T9_34"><text:s/></text:span><text:span text:style-name="T9_35">jego</text:span><text:span text:style-name="T9_36"><text:s/></text:span><text:span text:style-name="T9_37">status</text:span><text:span text:style-name="T9_38"><text:s/></text:span><text:span text:style-name="T9_39">jednostrzałowca</text:span><text:span text:style-name="T9_40"><text:s/></text:span><text:span text:style-name="T9_41">niż</text:span><text:span text:style-name="T9_42"><text:s/></text:span><text:span text:style-name="T9_43">o</text:span><text:span text:style-name="T9_44"><text:s/></text:span><text:span text:style-name="T9_45">faktyczną</text:span><text:span text:style-name="T9_46"><text:s/></text:span><text:span text:style-name="T9_47">jakość</text:span><text:span text:style-name="T9_48">,<text:s/></text:span><text:span text:style-name="T9_49">która</text:span><text:span text:style-name="T9_50"><text:s/></text:span><text:span text:style-name="T9_51">choć</text:span><text:span text:style-name="T9_52"><text:s/></text:span><text:span text:style-name="T9_53">wysoka</text:span><text:span text:style-name="T9_54">,<text:s/></text:span><text:span text:style-name="T9_55">by</text:span><text:span text:style-name="T9_56"><text:s/></text:span><text:span text:style-name="T9_57">nie</text:span><text:span text:style-name="T9_58"><text:s/></text:span><text:span text:style-name="T9_59">powiedzieć</text:span><text:span text:style-name="T9_60"><text:s/></text:span><text:span text:style-name="T9_61">bardzo</text:span><text:span text:style-name="T9_62"><text:s/></text:span><text:span text:style-name="T9_63">wysoka</text:span><text:span text:style-name="T9_64">,<text:s/></text:span><text:span text:style-name="T9_65">jednak</text:span><text:span text:style-name="T9_66"><text:s/></text:span><text:span text:style-name="T9_67">do</text:span><text:span text:style-name="T9_68"><text:s/></text:span><text:span text:style-name="T9_69">tego</text:span><text:span text:style-name="T9_70"><text:s/></text:span><text:span text:style-name="T9_71">poziomu</text:span><text:span text:style-name="T9_72"><text:s/></text:span><text:span text:style-name="T9_73">nie</text:span><text:span text:style-name="T9_74"><text:s/></text:span><text:span text:style-name="T9_75">sięga</text:span><text:span text:style-name="T9_76">.<text:s/></text:span><text:span text:style-name="T9_77">Mimo</text:span><text:span text:style-name="T9_78"><text:s/></text:span><text:span text:style-name="T9_79">wszystko</text:span><text:span text:style-name="T9_80"><text:s/></text:span><text:span text:style-name="T9_81">zalecam</text:span><text:span text:style-name="T9_82"><text:s/></text:span><text:span text:style-name="T9_83">lekturę</text:span><text:span text:style-name="T9_84"><text:s/></text:span><text:span text:style-name="T9_85">wszystkim</text:span><text:span text:style-name="T9_86"><text:s/></text:span><text:span text:style-name="T9_87">chętnym</text:span><text:span text:style-name="T9_88"><text:s/>–<text:s/></text:span><text:span text:style-name="T9_89">opowiadanie</text:span><text:span text:style-name="T9_90"><text:s/></text:span><text:span text:style-name="T9_91">ma</text:span><text:span text:style-name="T9_92"><text:s/></text:span><text:span text:style-name="T9_93">kilkanaście</text:span><text:span text:style-name="T9_94"><text:s/></text:span><text:span text:style-name="T9_95">stron</text:span><text:span text:style-name="T9_96">,<text:s/></text:span><text:span text:style-name="T9_97">więc</text:span><text:span text:style-name="T9_98"><text:s/></text:span><text:span text:style-name="T9_99">można</text:span><text:span text:style-name="T9_100"><text:s/></text:span><text:span text:style-name="T9_101">je</text:span><text:span text:style-name="T9_102"><text:s/></text:span><text:span text:style-name="T9_103">pochłonąć</text:span><text:span text:style-name="T9_104"><text:s/></text:span><text:span text:style-name="T9_105">na</text:span><text:span text:style-name="T9_106"><text:s/></text:span><text:span text:style-name="T9_107">raz</text:span><text:span text:style-name="T9_108">,<text:s/></text:span><text:span text:style-name="T9_109">a</text:span><text:span text:style-name="T9_110"><text:s/></text:span><text:span text:style-name="T9_111">język</text:span><text:span text:style-name="T9_112">,<text:s/></text:span><text:span text:style-name="T9_113">którym</text:span><text:span text:style-name="T9_114"><text:s/></text:span><text:span text:style-name="T9_115">zostało</text:span><text:span text:style-name="T9_116"><text:s/></text:span><text:span text:style-name="T9_117">napisane</text:span><text:span text:style-name="T9_118">,<text:s/></text:span><text:span text:style-name="T9_119">nie</text:span><text:span text:style-name="T9_120"><text:s/></text:span><text:span text:style-name="T9_121">należy</text:span><text:span text:style-name="T9_122"><text:s/></text:span><text:span text:style-name="T9_123">do</text:span><text:span text:style-name="T9_124"><text:s/></text:span><text:span text:style-name="T9_125">przesadnie</text:span><text:span text:style-name="T9_126"><text:s/></text:span><text:span text:style-name="T9_127">skomplikowanych</text:span><text:span text:style-name="T9_128">.<text:s/></text:span><text:span text:style-name="T9_129">Średnia</text:span><text:span text:style-name="T9_130"><text:s/></text:span><text:span text:style-name="T9_131">znajomość</text:span><text:span text:style-name="T9_132"><text:s/></text:span><text:span text:style-name="T9_133">angielskiego</text:span><text:span text:style-name="T9_134"><text:s/></text:span><text:span text:style-name="T9_135">w</text:span><text:span text:style-name="T9_136"><text:s/></text:span><text:span text:style-name="T9_137">zupełności</text:span><text:span text:style-name="T9_138"><text:s/></text:span><text:span text:style-name="T9_139">wystarczy</text:span><text:span text:style-name="T9_140">,<text:s/></text:span><text:span text:style-name="T9_141">by</text:span><text:span text:style-name="T9_142"><text:s/></text:span><text:span text:style-name="T9_143">poznać</text:span><text:span text:style-name="T9_144"><text:s/></text:span><text:span text:style-name="T9_145">przygody</text:span><text:span text:style-name="T9_146"><text:s/></text:span><text:span text:style-name="T9_147">starego</text:span><text:span text:style-name="T9_148"><text:s/></text:span><text:span text:style-name="T9_149">nieumarłego</text:span><text:span text:style-name="T9_150"><text:s/></text:span><text:span text:style-name="T9_151">muła</text:span><text:span text:style-name="T9_152">.<text:s/></text:span><text:span text:style-name="T9_153">Czy</text:span><text:span text:style-name="T9_154"><text:s/></text:span><text:span text:style-name="T9_155">są</text:span><text:span text:style-name="T9_156"><text:s/></text:span><text:span text:style-name="T9_157">jakieś</text:span><text:span text:style-name="T9_158"><text:s/></text:span><text:span text:style-name="T9_159">plany</text:span><text:span text:style-name="T9_160"><text:s/></text:span><text:span text:style-name="T9_161">dotyczące</text:span><text:span text:style-name="T9_162"><text:s/></text:span><text:span text:style-name="T9_163">tłumaczenia</text:span><text:span text:style-name="T9_164">?<text:s/></text:span><text:span text:style-name="T9_165">Szczerze</text:span><text:span text:style-name="T9_166"><text:s/></text:span><text:span text:style-name="T9_167">mówiąc</text:span><text:span text:style-name="T9_168">,<text:s/></text:span><text:span text:style-name="T9_169">nic</text:span><text:span text:style-name="T9_170"><text:s/></text:span><text:span text:style-name="T9_171">o</text:span><text:span text:style-name="T9_172"><text:s/></text:span><text:span text:style-name="T9_173">tym</text:span><text:span text:style-name="T9_174"><text:s/></text:span><text:span text:style-name="T9_175">nie</text:span><text:span text:style-name="T9_176"><text:s/></text:span><text:span text:style-name="T9_177">wiem</text:span><text:span text:style-name="T9_178">,<text:s/></text:span><text:span text:style-name="T9_179">ale</text:span><text:span text:style-name="T9_180"><text:s/></text:span><text:span text:style-name="T9_181">może</text:span><text:span text:style-name="T9_182"><text:s/></text:span><text:span text:style-name="T9_183">ktoś</text:span><text:span text:style-name="T9_184"><text:s/></text:span><text:span text:style-name="T9_185">po</text:span><text:span text:style-name="T9_186"><text:s/></text:span><text:span text:style-name="T9_187">lekturze</text:span><text:span text:style-name="T9_188"><text:s/></text:span><text:span text:style-name="T9_189">tej</text:span><text:span text:style-name="T9_190"><text:s/></text:span><text:span text:style-name="T9_191">recenzji</text:span><text:span text:style-name="T9_192"><text:s/></text:span><text:span text:style-name="T9_193">się</text:span><text:span text:style-name="T9_194"><text:s/></text:span><text:span text:style-name="T9_195">na</text:span><text:span text:style-name="T9_196"><text:s/></text:span><text:span text:style-name="T9_197">to</text:span><text:span text:style-name="T9_198"><text:s/></text:span><text:span text:style-name="T9_199">zdecyduje</text:span><text:span text:style-name="T9_200"><text:s/>–<text:s/></text:span><text:span text:style-name="T9_201">byłoby</text:span><text:span text:style-name="T9_202"><text:s/></text:span><text:span text:style-name="T9_203">to</text:span><text:span text:style-name="T9_204"><text:s/></text:span><text:span text:style-name="T9_205">wielce</text:span><text:span text:style-name="T9_206"><text:s/></text:span><text:span text:style-name="T9_207">wskazane</text:span><text:span text:style-name="T9_208">.</text:span></text:p>
      <text:p text:style-name="P10"/>
      <text:p text:style-name="P11"><text:span text:style-name="T11_1">Link</text:span><text:span text:style-name="T11_2"><text:s/></text:span><text:span text:style-name="T11_3">do</text:span><text:span text:style-name="T11_4"><text:s/></text:span><text:span text:style-name="T11_5">obrazka</text:span><text:span text:style-name="T11_6">:<text:s/></text:span><text:span text:style-name="T11_7"><text:a xlink:type="simple" xlink:href="https://derpicdn.net/img/2016/2/6/1081870/large.png"><text:span text:style-name="T11_8">https</text:span></text:a></text:span><text:span text:style-name="T11_9"><text:a xlink:type="simple" xlink:href="https://derpicdn.net/img/2016/2/6/1081870/large.png"><text:span text:style-name="T11_10">://</text:span></text:a></text:span><text:span text:style-name="T11_11"><text:a xlink:type="simple" xlink:href="https://derpicdn.net/img/2016/2/6/1081870/large.png"><text:span text:style-name="T11_12">derpicdn</text:span></text:a></text:span><text:span text:style-name="T11_13"><text:a xlink:type="simple" xlink:href="https://derpicdn.net/img/2016/2/6/1081870/large.png"><text:span text:style-name="T11_14">.</text:span></text:a></text:span><text:span text:style-name="T11_15"><text:a xlink:type="simple" xlink:href="https://derpicdn.net/img/2016/2/6/1081870/large.png"><text:span text:style-name="T11_16">net</text:span></text:a></text:span><text:span text:style-name="T11_17"><text:a xlink:type="simple" xlink:href="https://derpicdn.net/img/2016/2/6/1081870/large.png"><text:span text:style-name="T11_18">/</text:span></text:a></text:span><text:span text:style-name="T11_19"><text:a xlink:type="simple" xlink:href="https://derpicdn.net/img/2016/2/6/1081870/large.png"><text:span text:style-name="T11_20">img</text:span></text:a></text:span><text:span text:style-name="T11_21"><text:a xlink:type="simple" xlink:href="https://derpicdn.net/img/2016/2/6/1081870/large.png"><text:span text:style-name="T11_22">/2016/2/6/1081870/</text:span></text:a></text:span><text:span text:style-name="T11_23"><text:a xlink:type="simple" xlink:href="https://derpicdn.net/img/2016/2/6/1081870/large.png"><text:span text:style-name="T11_24">large</text:span></text:a></text:span><text:span text:style-name="T11_25"><text:a xlink:type="simple" xlink:href="https://derpicdn.net/img/2016/2/6/1081870/large.png"><text:span text:style-name="T11_26">.</text:span></text:a></text:span><text:span text:style-name="T11_27"><text:a xlink:type="simple" xlink:href="https://derpicdn.net/img/2016/2/6/1081870/large.png"><text:span text:style-name="T11_28">png</text:span></text:a></text:span></text:p>
      <text:p text:style-name="P12"><text:span text:style-name="T12_1">Link</text:span><text:span text:style-name="T12_2"><text:s/></text:span><text:span text:style-name="T12_3">do</text:span><text:span text:style-name="T12_4"><text:s/></text:span><text:span text:style-name="T12_5">źródła</text:span><text:span text:style-name="T12_6">:<text:s/></text:span><text:span text:style-name="T12_7"><text:a xlink:type="simple" xlink:href="https://derpiboo.ru/1081870?scope=scpee238e2c9516aadd99552ce861458ae2dbd2b35e7"><text:span text:style-name="T12_8">https</text:span></text:a></text:span><text:span text:style-name="T12_9"><text:a xlink:type="simple" xlink:href="https://derpiboo.ru/1081870?scope=scpee238e2c9516aadd99552ce861458ae2dbd2b35e7"><text:span text:style-name="T12_10">://</text:span></text:a></text:span><text:span text:style-name="T12_11"><text:a xlink:type="simple" xlink:href="https://derpiboo.ru/1081870?scope=scpee238e2c9516aadd99552ce861458ae2dbd2b35e7"><text:span text:style-name="T12_12">derpiboo</text:span></text:a></text:span><text:span text:style-name="T12_13"><text:a xlink:type="simple" xlink:href="https://derpiboo.ru/1081870?scope=scpee238e2c9516aadd99552ce861458ae2dbd2b35e7"><text:span text:style-name="T12_14">.</text:span></text:a></text:span><text:span text:style-name="T12_15"><text:a xlink:type="simple" xlink:href="https://derpiboo.ru/1081870?scope=scpee238e2c9516aadd99552ce861458ae2dbd2b35e7"><text:span text:style-name="T12_16">ru</text:span></text:a></text:span><text:span text:style-name="T12_17"><text:a xlink:type="simple" xlink:href="https://derpiboo.ru/1081870?scope=scpee238e2c9516aadd99552ce861458ae2dbd2b35e7"><text:span text:style-name="T12_18">/1081870?</text:span></text:a></text:span><text:span text:style-name="T12_19"><text:a xlink:type="simple" xlink:href="https://derpiboo.ru/1081870?scope=scpee238e2c9516aadd99552ce861458ae2dbd2b35e7"><text:span text:style-name="T12_20">scope</text:span></text:a></text:span><text:span text:style-name="T12_21"><text:a xlink:type="simple" xlink:href="https://derpiboo.ru/1081870?scope=scpee238e2c9516aadd99552ce861458ae2dbd2b35e7"><text:span text:style-name="T12_22">=</text:span></text:a></text:span><text:span text:style-name="T12_23"><text:a xlink:type="simple" xlink:href="https://derpiboo.ru/1081870?scope=scpee238e2c9516aadd99552ce861458ae2dbd2b35e7"><text:span text:style-name="T12_24">scpee</text:span></text:a></text:span><text:span text:style-name="T12_25"><text:a xlink:type="simple" xlink:href="https://derpiboo.ru/1081870?scope=scpee238e2c9516aadd99552ce861458ae2dbd2b35e7"><text:span text:style-name="T12_26">238</text:span></text:a></text:span><text:span text:style-name="T12_27"><text:a xlink:type="simple" xlink:href="https://derpiboo.ru/1081870?scope=scpee238e2c9516aadd99552ce861458ae2dbd2b35e7"><text:span text:style-name="T12_28">e</text:span></text:a></text:span><text:span text:style-name="T12_29"><text:a xlink:type="simple" xlink:href="https://derpiboo.ru/1081870?scope=scpee238e2c9516aadd99552ce861458ae2dbd2b35e7"><text:span text:style-name="T12_30">2</text:span></text:a></text:span><text:span text:style-name="T12_31"><text:a xlink:type="simple" xlink:href="https://derpiboo.ru/1081870?scope=scpee238e2c9516aadd99552ce861458ae2dbd2b35e7"><text:span text:style-name="T12_32">c</text:span></text:a></text:span><text:span text:style-name="T12_33"><text:a xlink:type="simple" xlink:href="https://derpiboo.ru/1081870?scope=scpee238e2c9516aadd99552ce861458ae2dbd2b35e7"><text:span text:style-name="T12_34">9516</text:span></text:a></text:span><text:span text:style-name="T12_35"><text:a xlink:type="simple" xlink:href="https://derpiboo.ru/1081870?scope=scpee238e2c9516aadd99552ce861458ae2dbd2b35e7"><text:span text:style-name="T12_36">aadd</text:span></text:a></text:span><text:span text:style-name="T12_37"><text:a xlink:type="simple" xlink:href="https://derpiboo.ru/1081870?scope=scpee238e2c9516aadd99552ce861458ae2dbd2b35e7"><text:span text:style-name="T12_38">99552</text:span></text:a></text:span><text:span text:style-name="T12_39"><text:a xlink:type="simple" xlink:href="https://derpiboo.ru/1081870?scope=scpee238e2c9516aadd99552ce861458ae2dbd2b35e7"><text:span text:style-name="T12_40">ce</text:span></text:a></text:span><text:span text:style-name="T12_41"><text:a xlink:type="simple" xlink:href="https://derpiboo.ru/1081870?scope=scpee238e2c9516aadd99552ce861458ae2dbd2b35e7"><text:span text:style-name="T12_42">861458</text:span></text:a></text:span><text:span text:style-name="T12_43"><text:a xlink:type="simple" xlink:href="https://derpiboo.ru/1081870?scope=scpee238e2c9516aadd99552ce861458ae2dbd2b35e7"><text:span text:style-name="T12_44">ae</text:span></text:a></text:span><text:span text:style-name="T12_45"><text:a xlink:type="simple" xlink:href="https://derpiboo.ru/1081870?scope=scpee238e2c9516aadd99552ce861458ae2dbd2b35e7"><text:span text:style-name="T12_46">2</text:span></text:a></text:span><text:span text:style-name="T12_47"><text:a xlink:type="simple" xlink:href="https://derpiboo.ru/1081870?scope=scpee238e2c9516aadd99552ce861458ae2dbd2b35e7"><text:span text:style-name="T12_48">dbd</text:span></text:a></text:span><text:span text:style-name="T12_49"><text:a xlink:type="simple" xlink:href="https://derpiboo.ru/1081870?scope=scpee238e2c9516aadd99552ce861458ae2dbd2b35e7"><text:span text:style-name="T12_50">2</text:span></text:a></text:span><text:span text:style-name="T12_51"><text:a xlink:type="simple" xlink:href="https://derpiboo.ru/1081870?scope=scpee238e2c9516aadd99552ce861458ae2dbd2b35e7"><text:span text:style-name="T12_52">b</text:span></text:a></text:span><text:span text:style-name="T12_53"><text:a xlink:type="simple" xlink:href="https://derpiboo.ru/1081870?scope=scpee238e2c9516aadd99552ce861458ae2dbd2b35e7"><text:span text:style-name="T12_54">35</text:span></text:a></text:span><text:span text:style-name="T12_55"><text:a xlink:type="simple" xlink:href="https://derpiboo.ru/1081870?scope=scpee238e2c9516aadd99552ce861458ae2dbd2b35e7"><text:span text:style-name="T12_56">e</text:span></text:a></text:span><text:span text:style-name="T12_57"><text:a xlink:type="simple" xlink:href="https://derpiboo.ru/1081870?scope=scpee238e2c9516aadd99552ce861458ae2dbd2b35e7"><text:span text:style-name="T12_58">7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